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0bc" officeooo:paragraph-rsid="000800bc"/>
    </style:style>
    <style:style style:name="P2" style:family="paragraph" style:parent-style-name="Standard">
      <style:text-properties officeooo:rsid="000800bc" officeooo:paragraph-rsid="000800bc"/>
    </style:style>
    <style:style style:name="P3" style:family="paragraph" style:parent-style-name="Standard">
      <style:text-properties officeooo:rsid="000a6cbc" officeooo:paragraph-rsid="000a6cbc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a6cbc" officeooo:paragraph-rsid="000a6cbc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800bc" officeooo:paragraph-rsid="000800bc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d6b58" officeooo:paragraph-rsid="000d6b58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0d6b58" officeooo:paragraph-rsid="000d6b58" style:font-weight-asian="normal" style:font-weight-complex="normal"/>
    </style:style>
    <style:style style:name="P8" style:family="paragraph" style:parent-style-name="Standard">
      <style:text-properties style:text-underline-style="none" fo:font-weight="bold" officeooo:rsid="000d6b58" officeooo:paragraph-rsid="000d6b58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0fc587" officeooo:paragraph-rsid="000fc58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9d20"/>
    </style:style>
    <style:style style:name="T3" style:family="text">
      <style:text-properties officeooo:rsid="001064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 10.</text:p>
      <text:p text:style-name="P1"/>
      <text:p text:style-name="P1">Con las variables c1 y c2 notaron que podían controlar el comportamiento de</text:p>
      <text:p text:style-name="P1">los agentes y la convergencia del algoritmo: valores muy superiores de c 1</text:p>
      <text:p text:style-name="P1">respecto a c 2 producían una excesiva exploración individual de los agentes,</text:p>
      <text:p text:style-name="P1">mientras que con valores muy superiores de c 2 respecto a c 1 , la convergencia</text:p>
      <text:p text:style-name="P1">era segura pero prematura.</text:p>
      <text:p text:style-name="P1"/>
      <text:p text:style-name="P1"/>
      <text:p text:style-name="P3">Pag. 15</text:p>
      <text:p text:style-name="P3"/>
      <text:p text:style-name="P3">La introducción del parámetro w para controlar la inercia de las partícu-</text:p>
      <text:p text:style-name="P3">las resultó ser una mejora y una nueva estrategia para balancear la explo-</text:p>
      <text:p text:style-name="P3">ración y la explotación del espacio de búsqueda y eliminó la necesidad de</text:p>
      <text:p text:style-name="P3">limitar la velocidad con vmax en el algoritmo original [30]. Con valores</text:p>
      <text:p text:style-name="P3">grandes de w (e.g. &gt; 1, 2) se enfatizaba la exploración global (e.g. diversifi-</text:p>
      <text:p text:style-name="P3">cando la búsqueda en toda la región del espacio), mientras que, con valores</text:p>
      <text:p text:style-name="P3">pequeños (e.g. &lt; 0, 8) se estimula la explotación local (e.g. intensificando la</text:p>
      <text:p text:style-name="P3">búsqueda en la región actual) [32, 31]</text:p>
      <text:p text:style-name="P3"/>
      <text:p text:style-name="P4">Factor de Constricción</text:p>
      <text:p text:style-name="P1"/>
      <text:p text:style-name="P5">Número de partículas que componen el enjambre</text:p>
      <text:p text:style-name="P5"/>
      <text:p text:style-name="P6">Pag 16</text:p>
      <text:p text:style-name="P7"/>
      <text:p text:style-name="P7">Un aspecto necesario e importante a la hora de implementar un PSO</text:p>
      <text:p text:style-name="P7">es la definición de una <text:span text:style-name="T1">topología de vecindad</text:span> o red social para todos los</text:p>
      <text:p text:style-name="P7">miembros del enjambre. Esto es, el subconjunto de partículas con las cuales</text:p>
      <text:p text:style-name="P7">cada partícula podrá interactuar durante el proceso de búsqueda.</text:p>
      <text:p text:style-name="P7">Formalmente, para cada partícula i debe definirse un V i con V i ⊆ S, el</text:p>
      <text:p text:style-name="P7">cual establece que la partícula i podrá comunicarse (intercambiar informa-</text:p>
      <text:p text:style-name="P7">ción) con cualquier partícula j ∈ V i mediante la ecuación (1.13). Respecto</text:p>
      <text:p text:style-name="P7">a la inclusión o exclusión de una partícula en su vecindad se han realizado</text:p>
      <text:p text:style-name="P7">pruebas que muestran que no existe gran diferencia en el comportamiento</text:p>
      <text:p text:style-name="P7"/>
      <text:p text:style-name="P8">topología global <text:span text:style-name="T2">(gbest)</text:span></text:p>
      <text:p text:style-name="P8">topología local(lbest)→<text:span text:style-name="T3"> modelo de busqueda en vecindad</text:span></text:p>
      <text:p text:style-name="P8">topología de anillo!!!!!!!!</text:p>
      <text:p text:style-name="P8"/>
      <text:p text:style-name="P8"/>
      <text:p text:style-name="P9">LBEST ENTREGA DIVERSIDAD, permite salir de los optimos locales con baja complejidad</text:p>
      <text:p text:style-name="P9">GBEST ENTREGA EXAUSTIVIDAD, problema en estancamiento en optimos locales</text:p>
      <text:p text:style-name="P9"/>
      <text:p text:style-name="P9">para modelos multiobjetivos, se sugiere diversidad, <text:span text:style-name="T3">donde en muchos aspectos supera en resultados al optimo global.</text:span></text:p>
      <text:p text:style-name="P9"/>
      <text:p text:style-name="P9"/>
      <text:p text:style-name="P9"/>
      <text:p text:style-name="P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0T13:35:15.363484676</meta:creation-date>
    <dc:date>2020-08-20T19:34:54.604494114</dc:date>
    <meta:editing-duration>PT3H13M44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2" meta:paragraph-count="33" meta:word-count="332" meta:character-count="1999" meta:non-whitespace-character-count="1700"/>
  </office:meta>
</office:document-meta>
</file>